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29d7" officeooo:paragraph-rsid="000329d7"/>
    </style:style>
    <style:style style:name="P2" style:family="paragraph" style:parent-style-name="Standard">
      <style:text-properties fo:font-weight="bold" officeooo:rsid="000329d7" officeooo:paragraph-rsid="000329d7"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ction :</text:p>
      <text:p text:style-name="P1">Nous vivons dans un monde <text:s/>de plus en plus connecté où l'information est source de convoitises et amènent à des actions déviantes. Ces actions peuvent <text:s/>avoir des conséquences catastrophiques dans le développement d'une application. Il est donc nécessaire de nous demander par les biais de quelles stratégies une application peut être sécurisé ? </text:p>
      <text:p text:style-name="P1">Dans un premier temps, nous analyserons les enjeux de sécurité à travers les menaces et les vulnérabilités des sites web. Dans un deuxième temps, la garantie de l'intégrité des données au travers <text:s/>des différentes méthodes comme le HTTP, les CORS et l'authentification et les mots de passe</text:p>
      <text:p text:style-name="P1"/>
      <text:p text:style-name="P2">En anglais : </text:p>
      <text:p text:style-name="P1">We live in an extremely connected world where information is a source of desires and results in deviant actions. These actions may have catastrophic consequences in the development of an application. It is therefore necessary to ask ourselves what strategies can be used to secure an application? </text:p>
      <text:p text:style-name="P1">In a first step, we will analyze the security issues through the threats and vulnerabilities of websites. In a second time, the guarantee of the data's integrities <text:s/>through the various methods as the HTTP, the CORS and the authentication and the password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9T10:36:49.566089953</meta:creation-date>
    <dc:date>2022-09-29T10:41:28.702214913</dc:date>
    <meta:editing-duration>PT4M40S</meta:editing-duration>
    <meta:editing-cycles>1</meta:editing-cycles>
    <meta:document-statistic meta:table-count="0" meta:image-count="0" meta:object-count="0" meta:page-count="1" meta:paragraph-count="6" meta:word-count="194" meta:character-count="1213" meta:non-whitespace-character-count="1018"/>
    <meta:generator>LibreOffice/7.3.6.2$Linux_X86_64 LibreOffice_project/30$Build-2</meta:generator>
  </office:meta>
</office:document-meta>
</file>